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a80e" officeooo:paragraph-rsid="001ca80e" style:font-weight-asian="bold" style:font-weight-complex="bold"/>
    </style:style>
    <style:style style:name="T1" style:family="text">
      <style:text-properties officeooo:rsid="001e7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to be made for sprint-6</text:p>
      <text:p text:style-name="P1"/>
      <text:p text:style-name="P1">New listing page</text:p>
      <text:p text:style-name="P1">- in-consistency in naming of sell listing --&gt;new sell listing</text:p>
      <text:p text:style-name="P1">- <text:span text:style-name="T1">usability testing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1:52:05.389970253</meta:creation-date>
    <dc:date>2018-08-02T12:58:42.128196954</dc:date>
    <meta:editing-duration>PT46M16S</meta:editing-duration>
    <meta:editing-cycles>1</meta:editing-cycles>
    <meta:document-statistic meta:table-count="0" meta:image-count="0" meta:object-count="0" meta:page-count="1" meta:paragraph-count="5" meta:word-count="24" meta:character-count="130" meta:non-whitespace-character-count="111"/>
    <meta:generator>LibreOffice/5.1.6.2$Linux_X86_64 LibreOffice_project/10m0$Build-2</meta:generator>
  </office:meta>
</office:document-meta>
</file>